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e61" officeooo:paragraph-rsid="001bae61"/>
    </style:style>
    <style:style style:name="P2" style:family="paragraph" style:parent-style-name="Standard">
      <style:text-properties fo:font-weight="bold" officeooo:rsid="001bae61" officeooo:paragraph-rsid="001bae6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ae61" officeooo:paragraph-rsid="001bae61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normal" officeooo:rsid="001bae61" officeooo:paragraph-rsid="001bae61" style:font-weight-asian="normal" style:font-weight-complex="normal"/>
    </style:style>
    <style:style style:name="P5" style:family="paragraph" style:parent-style-name="Standard">
      <style:text-properties officeooo:rsid="001d77d2" officeooo:paragraph-rsid="001d77d2"/>
    </style:style>
    <style:style style:name="P6" style:family="paragraph" style:parent-style-name="Standard" style:list-style-name="L1">
      <style:text-properties officeooo:rsid="001e6477" officeooo:paragraph-rsid="001e6477"/>
    </style:style>
    <style:style style:name="P7" style:family="paragraph" style:parent-style-name="Standard">
      <style:paragraph-properties fo:break-before="page"/>
      <style:text-properties officeooo:rsid="001bae61" officeooo:paragraph-rsid="001bae61"/>
    </style:style>
    <style:style style:name="T1" style:family="text">
      <style:text-properties officeooo:rsid="001e6477"/>
    </style:style>
    <style:style style:name="T2" style:family="text">
      <style:text-properties officeooo:rsid="001f20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earch Project Proposal</text:p>
      <text:p text:style-name="P3">Investigating Gesture Based Text Input <text:span text:style-name="T1">on Gaming System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Brydon Eastman (1071965)</text:p>
      <text:p text:style-name="P4">Sjirk Jan Prins (69696969)</text:p>
      <text:p text:style-name="P4">COMP SCI 4HC3</text:p>
      <text:p text:style-name="P4">October 31, 2014</text:p>
      <text:p text:style-name="P7">The proposal should include:</text:p>
      <text:p text:style-name="P1"><text:tab/>a) an overview of the topic/interaction technique/device of interest – tell me why you want to study this particular interface</text:p>
      <text:p text:style-name="P1"><text:tab/>b) an idea of what kind of conditions you would compare and why these conditions are of interest (likely informed by your literature review)</text:p>
      <text:p text:style-name="P1"><text:tab/>c) hypotheses about what you expect the outcome will be, and why. The "why" part will, again, be informed by your literature review (i.e., "Based on previous findings in similar studies, I expect that Condition A will afford better performance than Condition B").</text:p>
      <text:p text:style-name="P1"/>
      <text:p text:style-name="P1">The proposal should be approximately 300 – 600 words (and no more than 1000 please!). It should be written in a style that will lend itself to be re-purposed in your eventual final report - it will effectively serve as the introduction to your final report paper. To this end, it should be written in a formal style, and similar to the introduction sections in the papers you read for your literature review.</text:p>
      <text:p text:style-name="P1"/>
      <text:p text:style-name="P5">Rough <text:span text:style-name="T1">Points to Cover:</text:span></text:p>
      <text:list xml:id="list5086765963110671546" text:style-name="L1">
        <text:list-item>
          <text:p text:style-name="P6">The Nintendo Wii and Xbox 360 allow for text input with the Wiimote and Kinect</text:p>
        </text:list-item>
        <text:list-item>
          <text:p text:style-name="P6">This input requires the user to move the cursor over each letter on a soft-QWERTY keyboard and select it (via button press on Wii, via hover on Xbox)</text:p>
        </text:list-item>
        <text:list-item>
          <text:p text:style-name="P6">A WPM of X and a WPM of Y has been established for the Wiimote and Kinect in this system</text:p>
        </text:list-item>
        <text:list-item>
          <text:p text:style-name="P6">Recently, on smartphones, gesture based input has become popular (see: swype, google android keyboard) and has an established WPM of Z</text:p>
        </text:list-item>
        <text:list-item>
          <text:p text:style-name="P6">We wish to investigate how the Wii and the Kinect would perform with a similar Gesture based text input system.</text:p>
        </text:list-item>
        <text:list-item>
          <text:p text:style-name="P6">We hypothesise that it'll be way doper than the vanilla versions, but likely fall short of the <text:span text:style-name="T2">speed achieved on smartphon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don Eastman</meta:initial-creator>
    <meta:creation-date>2014-10-30T19:58:40.070432637</meta:creation-date>
    <meta:generator>LibreOffice/4.2.6.3$Linux_X86_64 LibreOffice_project/420m0$Build-3</meta:generator>
    <dc:date>2014-10-30T20:08:03.861420256</dc:date>
    <dc:creator>Brydon Eastman</dc:creator>
    <meta:editing-duration>PT4M45S</meta:editing-duration>
    <meta:editing-cycles>4</meta:editing-cycles>
    <meta:document-statistic meta:table-count="0" meta:image-count="0" meta:object-count="0" meta:page-count="2" meta:paragraph-count="18" meta:word-count="321" meta:character-count="1851" meta:non-whitespace-character-count="1539"/>
  </office:meta>
</office:document-meta>
</file>